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faf5" officeooo:paragraph-rsid="001dfaf5"/>
    </style:style>
    <style:style style:name="P2" style:family="paragraph" style:parent-style-name="Standard">
      <style:paragraph-properties fo:text-align="justify" style:justify-single-word="false"/>
      <style:text-properties officeooo:rsid="001dfaf5" officeooo:paragraph-rsid="001dfaf5"/>
    </style:style>
    <style:style style:name="P3" style:family="paragraph" style:parent-style-name="Standard">
      <style:text-properties officeooo:rsid="002bcf4e" officeooo:paragraph-rsid="002bcf4e"/>
    </style:style>
    <style:style style:name="P4" style:family="paragraph" style:parent-style-name="Standard">
      <style:text-properties style:text-underline-style="none" fo:font-weight="bold" officeooo:rsid="002bcf4e" officeooo:paragraph-rsid="002bcf4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e4291" officeooo:paragraph-rsid="0023032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35028e" officeooo:paragraph-rsid="0035028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35028e" officeooo:paragraph-rsid="0038157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394ddd" officeooo:paragraph-rsid="00394dd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35ecb9" officeooo:paragraph-rsid="00394dd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394ddd" officeooo:paragraph-rsid="00394dd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2d65d0"/>
    </style:style>
    <style:style style:name="P12" style:family="paragraph" style:parent-style-name="Standard">
      <style:paragraph-properties fo:text-align="justify" style:justify-single-word="false"/>
      <style:text-properties officeooo:paragraph-rsid="001dfaf5"/>
    </style:style>
    <style:style style:name="P13" style:family="paragraph" style:parent-style-name="Standard">
      <style:paragraph-properties fo:text-align="justify" style:justify-single-word="false"/>
      <style:text-properties officeooo:paragraph-rsid="00394ddd"/>
    </style:style>
    <style:style style:name="P14" style:family="paragraph" style:parent-style-name="Standard">
      <style:paragraph-properties fo:text-align="justify" style:justify-single-word="false"/>
      <style:text-properties officeooo:paragraph-rsid="003a2152"/>
    </style:style>
    <style:style style:name="P15" style:family="paragraph" style:parent-style-name="Standard">
      <style:paragraph-properties fo:text-align="justify" style:justify-single-word="false"/>
      <style:text-properties officeooo:paragraph-rsid="003b9480"/>
    </style:style>
    <style:style style:name="P16" style:family="paragraph" style:parent-style-name="Standard">
      <style:paragraph-properties fo:text-align="justify" style:justify-single-word="false"/>
      <style:text-properties officeooo:rsid="00345b4c" officeooo:paragraph-rsid="00345b4c"/>
    </style:style>
    <style:style style:name="P17" style:family="paragraph" style:parent-style-name="Standard">
      <style:paragraph-properties fo:text-align="justify" style:justify-single-word="false"/>
      <style:text-properties officeooo:rsid="0035ecb9" officeooo:paragraph-rsid="0035ecb9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3e00db" officeooo:paragraph-rsid="003e00db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3e72db" officeooo:paragraph-rsid="003e72d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3e8f1e" officeooo:paragraph-rsid="003e8f1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3f8f6e" officeooo:paragraph-rsid="003f8f6e" style:font-weight-asian="normal" style:font-weight-complex="normal"/>
    </style:style>
    <style:style style:name="T1" style:family="text">
      <style:text-properties officeooo:rsid="001e429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4291" style:font-weight-asian="bold" style:font-weight-complex="bold"/>
    </style:style>
    <style:style style:name="T4" style:family="text">
      <style:text-properties officeooo:rsid="0026c197"/>
    </style:style>
    <style:style style:name="T5" style:family="text">
      <style:text-properties officeooo:rsid="001dfaf5"/>
    </style:style>
    <style:style style:name="T6" style:family="text">
      <style:text-properties officeooo:rsid="00345b4c"/>
    </style:style>
    <style:style style:name="T7" style:family="text">
      <style:text-properties officeooo:rsid="00364d01"/>
    </style:style>
    <style:style style:name="T8" style:family="text">
      <style:text-properties officeooo:rsid="00381570"/>
    </style:style>
    <style:style style:name="T9" style:family="text">
      <style:text-properties officeooo:rsid="00394ddd"/>
    </style:style>
    <style:style style:name="T10" style:family="text">
      <style:text-properties officeooo:rsid="0039d6e0"/>
    </style:style>
    <style:style style:name="T11" style:family="text">
      <style:text-properties officeooo:rsid="003a2152"/>
    </style:style>
    <style:style style:name="T12" style:family="text">
      <style:text-properties officeooo:rsid="003b9480"/>
    </style:style>
    <style:style style:name="T13" style:family="text">
      <style:text-properties officeooo:rsid="003c17c9"/>
    </style:style>
    <style:style style:name="T14" style:family="text">
      <style:text-properties officeooo:rsid="003d4974"/>
    </style:style>
    <style:style style:name="T15" style:family="text">
      <style:text-properties officeooo:rsid="003e00db"/>
    </style:style>
    <style:style style:name="T16" style:family="text">
      <style:text-properties officeooo:rsid="003e72db"/>
    </style:style>
    <style:style style:name="T17" style:family="text">
      <style:text-properties officeooo:rsid="003e8f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 de tema de TCC</text:p>
      <text:p text:style-name="P3"/>
      <text:p text:style-name="P4">Apresentação pessoal e escolha do tema</text:p>
      <text:p text:style-name="P2"/>
      <text:p text:style-name="P12"><text:span text:style-name="T5"><text:tab/>Olá! Me chamo Felipe Augusto da Silva, aluno do polo de Itaguaí sob a matrícula 191135000. Possuo formação em Licenciatura em Física (</text:span><text:span text:style-name="T1">U</text:span><text:span text:style-name="T5">niMSB) e </text:span><text:span text:style-name="T4">em </text:span><text:span text:style-name="T5">Matemática (UFF/Cederj), Mestrado em Modelagem Matemática </text:span><text:span text:style-name="T4">e Computacional </text:span><text:span text:style-name="T5">(UFRRJ) e atuo como professor na rede estadual e privada de ensino.</text:span></text:p>
      <text:p text:style-name="P15"><text:tab/><text:span text:style-name="T12">Minha formação e atuação profissional me direcionaram naturalmente para propor um tema que busca soluções tecnológicas dentro do ambiente educacional/social. </text:span></text:p>
      <text:p text:style-name="P15"><text:span text:style-name="T10"><text:tab/>Nesse mundo cada vez mais digital, o uso e o aprimoramento de ferramentas para navegação pela Web passa a ser um ponto muito importante. </text:span><text:span text:style-name="T13">Sobre isso, e</text:span><text:span text:style-name="T11">xiste uma grande tendência no mercado e nos centros de pesquisa sobre as áreas de visualização de dados e User Experience (UX), objetos de estudo do professor Luiz Paulo Nascimento.</text:span></text:p>
      <text:p text:style-name="P14"><text:tab/><text:span text:style-name="T13">Além disso, n</text:span><text:span text:style-name="T7">o contexto social mundial atual, várias chamadas minorias vem lutado por uma legistação e políticas públicas que atendam as suas necessidades. Nesse escopo encontram-se os portadores de alguma necessidade especial, seja visual, auditiva ou de mobilidade </text:span><text:span text:style-name="T10">e suas lutas por um mundo mais inclusivo.</text:span></text:p>
      <text:p text:style-name="P14"><text:tab/><text:span text:style-name="T13">O consórcio WAI-</text:span><text:span text:style-name="T15">ARIA</text:span><text:span text:style-name="T13"> [</text:span><text:span text:style-name="T16">3</text:span><text:span text:style-name="T15">, </text:span><text:span text:style-name="T16">4</text:span><text:span text:style-name="T13">] vem, desde 1997, buscado melhorar o acesso das pessoas com deficiência na Web. Esse esforço envolve discussões, documentações, suporte de recusos nos navegadores e tentativas de padronização. </text:span><text:span text:style-name="T14">Infelizente, muitas páginas da web ainda não implementam navegação para acessibilidade.</text:span></text:p>
      <text:p text:style-name="P14"><text:tab/><text:span text:style-name="T15">Daí, propomos refatorar uma página da web fazendo uso das ferramentas apropriadas e as boas práticas documentadas pelo WAI-ARIA, comparando as experiências de navegação antes e depois da refatoração. </text:span></text:p>
      <text:p text:style-name="P13"><text:tab/></text:p>
      <text:p text:style-name="P13"/>
      <text:p text:style-name="P13"><text:span text:style-name="T6">Orientador: Luiz Paulo Nascimento</text:span></text:p>
      <text:p text:style-name="P16"><text:span text:style-name="T15">Palavras-Chave: </text:span>User Experience, <text:span text:style-name="T15">WAI-ARIA, Acessibilidade, WEB, Inclusão Digital</text:span></text:p>
      <text:p text:style-name="P5"/>
      <text:p text:style-name="P5"/>
      <text:p text:style-name="P7">Título: <text:s/><text:span text:style-name="T8">Refatorando </text:span><text:span text:style-name="T9">a navegação de sites</text:span><text:span text:style-name="T8"> para </text:span><text:span text:style-name="T9">portadores de necessidades visuais.</text:span></text:p>
      <text:p text:style-name="P7"/>
      <text:p text:style-name="P6">Capítulo 1 – <text:span text:style-name="T8">Inclusão Social e Digital: Fundamentação e Legistação</text:span></text:p>
      <text:p text:style-name="P6"/>
      <text:p text:style-name="P18">Apresenta a fundamentação teórica que embas<text:span text:style-name="T16">a</text:span> <text:span text:style-name="T16">as metodologias aplicadas para inclusão social, em especial via inclusão digital, para pessoas com necessidades especiais [1, 2]. Inclui-se aqui também, uma breve análise sobre a legislação nacional sobre tema sobre o tema [2].</text:span></text:p>
      <text:p text:style-name="P18"/>
      <text:p text:style-name="P6"><text:span text:style-name="T1">Capítulo </text:span>2 – <text:span text:style-name="T16">Consórcio WAI-ARIA</text:span></text:p>
      <text:p text:style-name="P6"/>
      <text:p text:style-name="P19">Apresenta <text:span text:style-name="T17">um resumo sobre os eforços do consórcio WAI-ARIA para tornar a web mais acessível. Em especial, destacar as funções, estados e propriedades aria-* do CSS e as práticas recomendadas.</text:span></text:p>
      <text:p text:style-name="P6"/>
      <text:p text:style-name="P6"><text:span text:style-name="T1">Capítulo </text:span>3 – <text:span text:style-name="T8">Refatorando site</text:span><text:span text:style-name="T9">s</text:span><text:span text:style-name="T8"> usando WAI-ARIA</text:span></text:p>
      <text:p text:style-name="P6"/>
      <text:p text:style-name="P20">Contém o site escolhido para a refatoração, o processo de refatoração em si, o resultado final e uma análise comparativa. </text:p>
      <text:p text:style-name="P20"/>
      <text:p text:style-name="P6">Capítulo 4 – <text:span text:style-name="T8">Projetos Futuros</text:span></text:p>
      <text:p text:style-name="P11"><text:span text:style-name="T3"/></text:p>
      <text:p text:style-name="P21">Aqui se encontra uma projeção sobre projetos futuros derivados deste ou sobre o mesmo tema. </text:p>
      <text:p text:style-name="P11"><text:soft-page-break/><text:span text:style-name="T3"/></text:p>
      <text:p text:style-name="P11"><text:span text:style-name="T3"/></text:p>
      <text:p text:style-name="P8">Referências</text:p>
      <text:p text:style-name="P17"><text:span text:style-name="T2"/></text:p>
      <text:p text:style-name="P9"><text:span text:style-name="T9">1. </text:span>PASSERINO, L. M.; MONTARDO, S. P. Inclusão social via acessibilidade digital: proposta de inclusão digital para Pessoas com Necessidades Especiais. E-Compós, [S. l.], v. 8, 2007. DOI: 10.30962/ec.144. Disponível em: https://www.e-compos.org.br/e-compos/article/view/144. Acesso em: 16 ago. 2021.</text:p>
      <text:p text:style-name="P10"><text:span text:style-name="T16">2</text:span>. <text:a xlink:type="simple" xlink:href="https://www.w3c.br/pub/Materiais/PublicacoesW3C/cartilha-w3cbr-acessibilidade-web-fasciculo-I.html" text:style-name="Internet_20_link" text:visited-style-name="Visited_20_Internet_20_Link">https://www.w3c.br/pub/Materiais/PublicacoesW3C/cartilha-w3cbr-acessibilidade-web-fasciculo-I.html</text:a></text:p>
      <text:p text:style-name="P10"/>
      <text:p text:style-name="P10"><text:span text:style-name="T16">3</text:span>. <text:a xlink:type="simple" xlink:href="https://developer.mozilla.org/pt-BR/docs/Web/Accessibility/ARIA" text:style-name="Internet_20_link" text:visited-style-name="Visited_20_Internet_20_Link">https://developer.mozilla.org/pt-BR/docs/Web/Accessibility/ARIA</text:a></text:p>
      <text:p text:style-name="P10"/>
      <text:p text:style-name="P10"><text:span text:style-name="T16">4</text:span>. https://www.w3.org/WAI/standards-guidelines/aria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5:29:40.645213464</meta:creation-date>
    <dc:date>2021-08-16T19:49:14.232053135</dc:date>
    <meta:editing-duration>PT17M1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445" meta:character-count="3232" meta:non-whitespace-character-count="2795"/>
  </office:meta>
</office:document-meta>
</file>